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3">
      <style:paragraph-properties fo:text-align="justify" style:justify-single-word="false"/>
      <style:text-properties fo:language="en" fo:country="IN" officeooo:paragraph-rsid="001bf73d"/>
    </style:style>
    <style:style style:name="P3" style:family="paragraph" style:parent-style-name="Heading_20_4">
      <style:paragraph-properties fo:text-align="justify" style:justify-single-word="false"/>
      <style:text-properties fo:language="en" fo:country="IN" officeooo:paragraph-rsid="001bf73d"/>
    </style:style>
    <style:style style:name="P4" style:family="paragraph" style:parent-style-name="List_20_Paragraph" style:list-style-name="WWNum79">
      <style:paragraph-properties fo:text-align="justify" style:justify-single-word="false"/>
      <style:text-properties fo:language="en" fo:country="IN" officeooo:paragraph-rsid="001bf73d"/>
    </style:style>
    <style:style style:name="P5" style:family="paragraph" style:parent-style-name="List_20_Paragraph" style:list-style-name="WWNum80">
      <style:paragraph-properties fo:text-align="justify" style:justify-single-word="false"/>
      <style:text-properties fo:language="en" fo:country="IN" officeooo:paragraph-rsid="001bf73d"/>
    </style:style>
    <style:style style:name="P6" style:family="paragraph" style:parent-style-name="List_20_Paragraph" style:list-style-name="WWNum81">
      <style:paragraph-properties fo:text-align="justify" style:justify-single-word="false"/>
      <style:text-properties fo:language="en" fo:country="IN" officeooo:paragraph-rsid="001bf73d"/>
    </style:style>
    <style:style style:name="P7" style:family="paragraph" style:parent-style-name="List_20_Paragraph" style:list-style-name="WWNum83">
      <style:paragraph-properties fo:text-align="justify" style:justify-single-word="false"/>
      <style:text-properties fo:language="en" fo:country="IN" officeooo:paragraph-rsid="001bf73d"/>
    </style:style>
    <style:style style:name="P8" style:family="paragraph" style:parent-style-name="List_20_Paragraph" style:list-style-name="WWNum82">
      <style:paragraph-properties fo:text-align="justify" style:justify-single-word="false"/>
      <style:text-properties fo:language="en" fo:country="IN" officeooo:paragraph-rsid="001bf73d"/>
    </style:style>
    <style:style style:name="P9" style:family="paragraph" style:parent-style-name="List_20_Paragraph" style:list-style-name="WWNum84">
      <style:paragraph-properties fo:text-align="justify" style:justify-single-word="false"/>
      <style:text-properties fo:language="en" fo:country="IN" officeooo:paragraph-rsid="001bf73d"/>
    </style:style>
    <style:style style:name="P10" style:family="paragraph" style:parent-style-name="List_20_Paragraph">
      <style:paragraph-properties fo:margin-left="0.635cm" fo:margin-right="0cm" fo:text-align="justify" style:justify-single-word="false" fo:text-indent="0cm" style:auto-text-indent="false"/>
      <style:text-properties fo:language="en" fo:country="IN" officeooo:paragraph-rsid="001bf73d"/>
    </style:style>
    <style:style style:name="P11" style:family="paragraph" style:parent-style-name="Standard">
      <style:paragraph-properties fo:text-align="justify" style:justify-single-word="false"/>
      <style:text-properties fo:language="en" fo:country="IN" officeooo:paragraph-rsid="001bf73d"/>
    </style:style>
    <style:style style:name="P12" style:family="paragraph" style:parent-style-name="Standard">
      <loext:graphic-properties draw:fill="solid" draw:fill-color="#ffffff"/>
      <style:paragraph-properties fo:margin-top="0cm" fo:margin-bottom="0cm" style:contextual-spacing="false" fo:line-height="100%" fo:text-align="justify" style:justify-single-word="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language="en" fo:country="IN" officeooo:paragraph-rsid="001bf73d" style:font-name-asian="Times New Roman" style:font-name-complex="Courier New1"/>
    </style:style>
    <style:style style:name="P13" style:family="paragraph" style:parent-style-name="Standard">
      <style:paragraph-properties fo:margin-top="0cm" fo:margin-bottom="0cm" style:contextual-spacing="false" fo:text-align="justify" style:justify-single-word="false"/>
      <style:text-properties fo:color="#000000" loext:opacity="100%" style:font-name="Courier New" fo:language="en" fo:country="IN" officeooo:paragraph-rsid="001bf73d" style:font-name-asian="Times New Roman" style:font-name-complex="Courier New1"/>
    </style:style>
    <style:style style:name="P14" style:family="paragraph" style:parent-style-name="Standard">
      <loext:graphic-properties draw:fill="solid" draw:fill-color="#ffffff"/>
      <style:paragraph-properties fo:margin-left="1.616cm" fo:margin-right="0cm" fo:margin-top="0cm" fo:margin-bottom="0cm" style:contextual-spacing="false" fo:line-height="100%" fo:text-align="justify" style:justify-single-word="false" fo:text-indent="0cm" style:auto-text-indent="false"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language="en" fo:country="IN" officeooo:paragraph-rsid="001bf73d" style:font-name-asian="Times New Roman" style:font-name-complex="Courier New1"/>
    </style:style>
    <style:style style:name="P15" style:family="paragraph" style:parent-style-name="Standard">
      <style:paragraph-properties fo:margin-left="0.635cm" fo:margin-right="0cm" fo:text-align="justify" style:justify-single-word="false" fo:text-indent="0cm" style:auto-text-indent="false"/>
      <style:text-properties fo:language="en" fo:country="IN" officeooo:paragraph-rsid="001bf73d"/>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Benefits</text:h>
      <text:p text:style-name="P11">Subscription is special business model in the sense that it has more ability to gain long term customer affiliation with the enabler as compared to any other business approach. The convenience factor provided for the subscriber to subscribe once and then keep receiving desired goods items at desired intervals appears lucrative enough to make customer remain affiliated with the subscription enabler (merchant) for as long as possible.</text:p>
      <text:p text:style-name="P11">But expecting longer term customer affiliation merely based on the inherent convenience factor offered as an obvious outcome by the business model, will be considered as taking the customers for granted. There should be some ‘value additions’ offered by the merchant, so strong <text:s/>that those will attract subscriber to remain associated as long as he/she can, keep on tempting him to buy as much as he/she can and also make him put deliberate efforts on attracting his/her colleagues / friends / relatives to subscribe too. The outcomes of such value additions increase the predictability, sustainability as well as growth of the business manifold at a marginal cost incurred by the merchant on them.</text:p>
      <text:p text:style-name="P11">Such advantages come from the add on benefits .A ‘Benefit’ is a generic term to describe some advantage/plus point gained by subscribers/offered by merchants. We are not discussing the obvious advantages such as convenience or usability aspect of subscription business but wish to describe those which are explicitly offered by merchant to enable, ensure and enhance customer experience in addition to the obvious ones. </text:p>
      <text:p text:style-name="P11">There are different reasons for offering benefits. Let’s list type of benefits based on the reasons they are distributed.</text:p>
      <text:list xml:id="list2230735988" text:style-name="WWNum79">
        <text:list-item>
          <text:p text:style-name="P4">Default Benefits: All active subscribers, so as to enhance their overall shopping experience with subscription enabler.</text:p>
        </text:list-item>
        <text:list-item>
          <text:p text:style-name="P4">Subscription Criteria based benefits: All active subscribers who fulfil certain buying criteria such as specific volume of buying, buying for more than specific duration, buying of a specific brand for more than a specific volume/quantity etc.</text:p>
        </text:list-item>
        <text:list-item>
          <text:p text:style-name="P4">Promotional Benefits: All subscribers who refer their friends/relatives/colleagues as potential subscribers.</text:p>
        </text:list-item>
        <text:list-item>
          <text:p text:style-name="P4">Motivational benefits: All subscribers who are stepping into buying experience with a merchant for the first time.</text:p>
        </text:list-item>
        <text:list-item>
          <text:p text:style-name="P4">Business Continuity/Damage Control Benefits: All subscribers who are stepping out of buying experience with a merchant due to some reasons.</text:p>
        </text:list-item>
        <text:list-item>
          <text:p text:style-name="P4">Loyalty Benefits: All subscribers who have renewed their subscriptions multiple times and have been serving as loyal customers of a merchant since long time.</text:p>
        </text:list-item>
        <text:list-item>
          <text:p text:style-name="P4">Occasional Benefits: Some benefits on festive occasions, sharing happiness upon merchant’s continuous growth, crossing some important milestones etc.</text:p>
        </text:list-item>
      </text:list>
      <text:p text:style-name="P11">If we observe description of each benefit type, each one has</text:p>
      <text:list xml:id="list1787229364" text:style-name="WWNum80">
        <text:list-item>
          <text:p text:style-name="P5">Criteria: What is the reason of awarding a benefit? What is the threshold of the reason?</text:p>
        </text:list-item>
        <text:list-item>
          <text:p text:style-name="P5">Value: How much value should be awarded upon fulfilling the criteria</text:p>
        </text:list-item>
        <text:list-item>
          <text:p text:style-name="P5">Active period and applicability: Is a benefit active/expired Will it be applicable only to old subscriptions (beyond certain date) or even to current subscriptions.</text:p>
        </text:list-item>
      </text:list>
      <text:p text:style-name="P11">Thus merchant can define a new benefit scheme by determining its criteria, value being awarded upon becoming eligible for the criteria and in proportion to the excess eligibility to the stated criteria and active period of that benefit scheme. Some benefit schemes are flat in terms of eligibility whereas others are multilevel benefit scheme. Let’s see example of each.</text:p>
      <text:list xml:id="list1293482104" text:style-name="WWNum81">
        <text:list-item>
          <text:p text:style-name="P6">A benefit scheme stating that any subscriber who has completed three subscription cycles will be given 20 reward points. This is an example of flat benefit scheme because the criteria is Boolean in nature. IN case a subscriber fulfils it( true) he/she will get 20 reward <text:s/>points else( false(nothing).</text:p>
        </text:list-item>
        <text:list-item>
          <text:p text:style-name="P6"><text:soft-page-break/>A benefit scheme stating that a subscriber who subscribes for more than Rs. 40,000 of goods in a subscription cycle will be given 10 reward points if subscription value lies between Rs. 40,000 to Rs. 42,000, 20 points if subscription value lies between Rs. 42,001 to Rs. 45,000 and 40 reward points if its more than Rs. 45,000. This is an example of multilevel benefit scheme.</text:p>
        </text:list-item>
        <text:list-item>
          <text:p text:style-name="P6">Another variant of multi-level benefit scheme is a linearly proportional benefit scheme where any one subscribing for more than Rs.40,000 of goods in a single subscription cycle will be availing reward points proportional to his excess purchase ( on top of 40,000).</text:p>
        </text:list-item>
      </text:list>
      <text:p text:style-name="P11">As merchant has to invest some part of his gains for executing a benefit scheme, he/she needs to be super precise about where he/she should invest which should maximize his/her gains. How will a merchant decide which benefit scheme should be set up? In other words how will a merchant decide which benefit scheme will yield maximum gains for him/her? Accordingly merchant decides to set up a benefit scheme and define life period of each of it.</text:p>
      <text:p text:style-name="P11">Ecosystem should help finding the merchant answer to these questions.</text:p>
      <text:p text:style-name="P11">Let’s walk through the lifecycle of Benefits domain to see how its responsibilities are carried out through its lifecycle events.</text:p>
      <text:h text:style-name="P2" text:outline-level="3">Lifecycle</text:h>
      <text:h text:style-name="P3" text:outline-level="4">Definition and activation of a benefit scheme</text:h>
      <text:p text:style-name="P11">Merchant can define a new benefit scheme any time. The scheme will have the rule containing criteria and reward value (upon standing eligible for that criteria). It must also have start date. This is because the benefit scheme will become applicable to subscriptions which are registered on/after the scheme start date. End date is optional and if not provided it will be 31-12-9999.</text:p>
      <text:p text:style-name="P11">Let’s try to build some example benefit scheme by making use of some hypothecated scheme language which will enable merchant to build a generic scheme definition. </text:p>
      <text:p text:style-name="P12">GIVEN THAT </text:p>
      <text:p text:style-name="P12"><text:tab/>(MONEY_CONVERSION_UNIT AS 1000 CURRENCY AND</text:p>
      <text:p text:style-name="P12"><text:tab/>PERIOD_CONVERSION_UNIT AS 2 MONTH) = 1 POINT</text:p>
      <text:p text:style-name="P12">CONFIGURE AS </text:p>
      <text:p text:style-name="P14">((TOTAL_SUBSCRIPTION_AMOUNT/MONEY_CONVERSION_UNIT/ PERIOD_CONVERSION_UNIT)* (TOTAL_SUBSCRIPTION_PERIOD))/UNIT_REWARD_POINT_AMOUNT</text:p>
      <text:p text:style-name="P12">ELIGIBLE WHEN </text:p>
      <text:p text:style-name="P12"><text:tab/>TOTAL_SUBSCRIPTON_AMOUNT &gt; 20000 AND </text:p>
      <text:p text:style-name="P12"><text:tab/>TOTAL_SUBSCRIPTON_AMOUNT &lt; 30000 AND </text:p>
      <text:p text:style-name="P12"><text:tab/>TOTAL_SUBSCRIPTION_PERIOD == 12</text:p>
      <text:p text:style-name="P12">PAY AS </text:p>
      <text:p text:style-name="P13"><text:s/><text:tab/>AFTER ¼,½, ¾ OF TOTAL DELIVERIES IN DEFAULT PROPORTION;</text:p>
      <text:p text:style-name="P11"/>
      <text:p text:style-name="P11">As stated in the sample scheme definition, it should contain following 4 parts</text:p>
      <text:list xml:id="list3187172543" text:style-name="WWNum83">
        <text:list-item>
          <text:p text:style-name="P7">Define Conversion Units: First it defines the conversion units for money value and for duration value. Since the benefit value for a subscription is mainly calculated on monetary gains from a subscription in the form of total subscription amount, total profit etc. and then on duration of association of a subscriber with merchant, expressed as subscription period, base denominator units of these terms need to be defined as they will get used in the formula to calculate benefit points. </text:p>
        </text:list-item>
      </text:list>
      <text:p text:style-name="P10">In above example it says that for each combination of 1000 currency (currency is region independent currency representation; In India it will be considered as rupees, in US dollars etc.) <text:s/>AND 2 months 1 benefit point should be awarded. </text:p>
      <text:list xml:id="list180658064782823" text:continue-numbering="true" text:style-name="WWNum83">
        <text:list-item>
          <text:p text:style-name="P7">Define Benefits calculation Formula: The conversion units defined in step1 are applied on the total subscription amount and total subscription period of a subscription. Also the money value of 1 benefit point is the absolute denominator to the calculated points, so as to ensure that benefit points of appropriate money value are awarded. In case value of 1 point changes in <text:soft-page-break/>future, due to this denominator the money value of benefits will still remain the same for same eligibility criteria.</text:p>
        </text:list-item>
      </text:list>
      <text:p text:style-name="P10">Assume that total subscription amount is 40,000 Rs. and total subscription period is 12 months, and money value of 1 benefit point is 1 Rs.. So the points will be (((40000/1000)/2) * 12)/1 = 240 points. <text:s/>It also means the subscription is eligible to receive benefits equivalent to 240 Rs.</text:p>
      <text:p text:style-name="P10">In case value of a benefit point changes from 1 Rs to 2 Rs. Total number of reward points will be 240/2=120 benefit points. </text:p>
      <text:list xml:id="list180657966884796" text:continue-numbering="true" text:style-name="WWNum83">
        <text:list-item>
          <text:p text:style-name="P7">Define Eligibility Criteria: Step 2 of the definition gets executed (using step1) ONLY if a subscription stands eligible in the criteria defined (step 3). Criteria tells that how a subscription will stand eligible for said benefit.</text:p>
        </text:list-item>
      </text:list>
      <text:p text:style-name="P10">Here it states that only those subscriptions are eligible for benefits for which the total subscription amount lies between Rs. 20000 and Rs. 30000 and total subscription period is equal to 12 months.</text:p>
      <text:list xml:id="list180657115640541" text:continue-numbering="true" text:style-name="WWNum83">
        <text:list-item>
          <text:p text:style-name="P7">Vesting policy: Steps 4 talks about vesting policy. Vesting policy determines how benefits earned by an eligible subscriber (at his contract confirmation) are going to be credited to him for use. Vesting policy is applied to the calculated total benefits at the time of subscription confirmation. Benefits calculation is based on an assumption that the subscription contract which has been confirmed by the subscriber will remain constant throughout its lifetime. At this time not a single delivery has been made, and there is a full possibility that subscriber may alter his currently confirmed subscription contract or even abruptly terminate the same. Then why are we requiring to calculate benefits at confirmation? Our explanation to this question is, to tempt the subscriber to adhere to the confirmed subscription, it is advisable to calculate the add-on benefits in advance and inform him/her about them. It will act as a motivational measure for him to which may make him keep the contract intact or in better case increase the contract by adding more items/quantity/duration to it so as to gain more benefits. </text:p>
        </text:list-item>
      </text:list>
      <text:p text:style-name="P10">It is essential that the earned benefits should be vested to him/her in such a way that any negative alterations or abrupt cancellation of subscription, neither makes subscriber win undue benefits nor they incur losses to the merchant ( for passing undue benefits to a subscriber for an eligibility which he/she has broken).</text:p>
      <text:p text:style-name="P10">In the above example, vesting scheme states that if a subscription stands eligible according to step 2 and hence eligible for benefits/reward points calculated as per step 3, then these points will be actually credited in subscriber’s account after 1/4<text:span text:style-name="T1">th</text:span> of total deliveries,1/2 of total deliveries and ¾ of total deliveries in equal proportion. Here as total deliveries are 12 and total reward points are 240, it means 80 points will be vested after delivering 3<text:span text:style-name="T1">rd</text:span> delivery, 80 points after 6<text:span text:style-name="T1">th</text:span> delivery and last 80 will be vested after 9<text:span text:style-name="T1">th</text:span> delivery.</text:p>
      <text:p text:style-name="P11">In simplest case merchant can issue a circular stating a desired benefit scheme to all the concerned staff so that they will process benefits to the eligible subscribers manually. A relatively automated yet simple way is to build a scheme language using some excel based formula template which will determine eligibility of subscriptions. Ideally the benefits scheme should be driven though some automated software system where it has capability to find subscribers found eligible for one or more benefit schemes as well as calculate their benefits as per scheme rules. <text:s/>In case of software system for understanding how to define benefit scheme refer to appendix.</text:p>
      <text:h text:style-name="P3" text:outline-level="4">Application of a benefit scheme</text:h>
      <text:p text:style-name="P11">When a subscriber registers or renews a subscription, the subscription confirmation event triggers verification of eligibility of that subscription against one or more active benefit schemes. All the subscription information necessary for verification against all schemes such as total subscription amount, total subscription period, count of subscription cycle by the same subscriber, total subscription cost for each brand etc. is examined against each active scheme rule and verified if the subscription is found eligible against any of the schemes. In case the subscription is found eligible against a benefit scheme then depending upon nature of scheme (flat criteria, multilevel criteria or linear) total benefits are calculated for that subscription.</text:p>
      <text:p text:style-name="P11"><text:soft-page-break/>As deliveries are getting pre-emptively created at the time of subscription confirmation, based on vesting policy used by the benefit scheme the calculated benefits are distributed across deliveries. With each target delivery derived using the vesting policy, some part of benefits are vested to the subscriber. If subscriber cancels subscription then the benefits associated with deliveries which have not been made yet, are not vested to him/her.</text:p>
      <text:h text:style-name="P3" text:outline-level="4">Refreshing of benefit applicability</text:h>
      <text:p text:style-name="P11">When subscriber makes alterations to the subscription by adding/removing content/deliveries or modifying quantity etc. the deliveries to which these changes are made are dropped and recreated with revised content (and quantity). In this case the benefits are re-determined. There are three possible outcomes of this re-determination</text:p>
      <text:list xml:id="list3631080573" text:style-name="WWNum82">
        <text:list-item>
          <text:p text:style-name="P8">The subscriber who was earlier eligible for a benefit scheme is now no more eligible. In this case the pending deliveries with which benefits are associated are cleared off. Nothing can be done for the benefits which are already vested to the subscriber. He may have already used them towards payments for some instalments.</text:p>
        </text:list-item>
        <text:list-item>
          <text:p text:style-name="P8">The subscriber who was earlier eligible for x quantity of benefits, is now eligible for y quantity. In such case already vested benefits are subtracted from y, the remaining benefits are then redistributed among pending deliveries using the adopted vesting policy. </text:p>
        </text:list-item>
        <text:list-item>
          <text:p text:style-name="P8">The subscriber who was earlier not eligible for any benefit scheme has now become eligible to a benefit scheme. Hence the benefit quantity is calculated for him/her and then vesting policy is applied on the calculated benefits to find out deliveries with which part of these benefits should be associated. This calculation of determining eligibility as well as determining vesting quantity for designated deliveries is done for the total subscription and not for the remaining subscription (when alteration is made). If the deliveries with which part of benefits get associated are already passed/delivered then those benefit parts are vested in remaining/pending deliveries using the same vesting policy.</text:p>
        </text:list-item>
      </text:list>
      <text:h text:style-name="P3" text:outline-level="4">Recommendation for most appropriate benefit schemes</text:h>
      <text:p text:style-name="P11">When merchant starts new subscription venture he/she applies past experience to determine </text:p>
      <text:list xml:id="list1694909217" text:style-name="WWNum84">
        <text:list-item>
          <text:p text:style-name="P9">What aspect of subscription needs promotional measures such as benefits? It may be <text:s/>encouraging subscribers to subscribe for more volume/amount of goods per subscription, or may be to motivate them to subscriber for longest possible subscription period, or to inspire them to renew their subscriptions as many times as possible or prevent them from abruptly cancelling subscription or to promote subscription of products of a specific brand. These are just few examples that am quoting to understand different aspects those these business promotions.</text:p>
        </text:list-item>
        <text:list-item>
          <text:p text:style-name="P9">For a selected promotional aspect what should be the criteria and it’s upper and lower limits those needs to be applied so as to ensure ‘gradual’ growth of business for the target aspect. Example: In case the promotional aspect is to encourage maximum subscribers to renew their subscriptions multiple times, then after how many renewals merchant wishes to offer benefits? In case merchant observes that majority of subscriptions are not renewed at all then he/she will decide to offer rewards if a subscription is renewed even once. But when the situation will improve and more than average number of subscriptions start getting renewed once, then merchant may wish to increase the criteria to 2 subscriptions, thereby ensuring gradual growth in number of renewals.</text:p>
        </text:list-item>
        <text:list-item>
          <text:p text:style-name="P9">For a selected promotional aspect how much benefits to be awarded to eligible subscribers / subscriptions? This is a budgetary concern and gets handled by the Business domain. But the basic philosophy to determine how much benefits per eligible subscription should be awarded, is first to analyse current performance of the aspect/concern under discussion and then determine how much growth is expected in that aspect in current year. Needless to say that some forecasting technique will be applied to understand predicted outcome for that aspect in current year and the merchant decides how much more growth can be targeted/feasible to be targeted. If the growth target is very ambitious then more rewards per <text:soft-page-break/>eligible subscription will be determined else marginal rewards will be offered. Accordingly number of reward points per eligible subscription are determined.</text:p>
        </text:list-item>
        <text:list-item>
          <text:p text:style-name="P9">Finally based on past experience merchant will decide how the awarded benefits should be vested to eligible subscriptions. Again the trend of cancellations among the eligible subscriptions in the past is used to determine how the vesting should be done so that eligible subscription will only get the benefits equivalent to the goods that they have received and do not get any undue benefits.</text:p>
        </text:list-item>
      </text:list>
      <text:p text:style-name="P15">The same process of analysis can be automated using a sophisticated software system. We will see the details for the same in Appendix.</text:p>
      <text:h text:style-name="P3" text:outline-level="4">Extending life period</text:h>
      <text:p text:style-name="P11">The process followed when a subscriber wishes to extend his/her current subscription for more goods and for more deliveries, is the same as what is described under “Refreshing of Benefits Applicability”. The benefits are recalculated and their vesting deliveries are re-determined. </text:p>
      <text:h text:style-name="P3" text:outline-level="4">Closing of a scheme</text:h>
      <text:p text:style-name="P11">When merchant wishes to close any existing active benefit scheme, he/she should be update its end date to a desired date. The ’expiring’ benefit will remain applicable to all the eligible subscription which are registered before its closing date. The scheme will no more be available to any new subscriptions which get registered after the scheme closure da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Mangal" style:font-family-complex="Mangal"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4d78" loext:opacity="100%" style:font-name="Calibri Light" fo:font-family="'Calibri Light'" style:font-family-generic="roman" style:font-pitch="variable" fo:font-size="12pt" style:font-name-asian="Calibri" style:font-family-asian="Calibri" style:font-family-generic-asian="system" style:font-pitch-asian="variable" style:font-size-asian="12pt" style:font-name-complex="Mangal" style:font-family-complex="Mangal"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style:contextual-spacing="false" fo:keep-together="always" fo:keep-with-next="always"/>
      <style:text-properties fo:color="#2e74b5" loext:opacity="100%"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Mangal" style:font-family-complex="Mangal" style:font-family-generic-complex="system" style:font-pitch-complex="variable" style:font-style-complex="italic"/>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79">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number text:level="1"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17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5.71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6.98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25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9.52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03T18:06:26.529976072</meta:creation-date>
    <dc:date>2020-10-03T18:06:56.508794439</dc:date>
    <meta:editing-duration>PT30S</meta:editing-duration>
    <meta:editing-cycles>1</meta:editing-cycles>
    <meta:document-statistic meta:table-count="0" meta:image-count="0" meta:object-count="0" meta:page-count="5" meta:paragraph-count="69" meta:word-count="2724" meta:character-count="17322" meta:non-whitespace-character-count="14666"/>
    <meta:generator>LibreOffice/7.0.1.2$MacOSX_X86_64 LibreOffice_project/7cbcfc562f6eb6708b5ff7d7397325de9e764452</meta:generator>
  </office:meta>
</office:document-meta>
</file>